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table table:name="Sheet1" table:style-name="ta1">
        <table:table-column table:style-name="co1" table:number-columns-repeated="13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Bone MLP</text:p>
          </table:table-cell>
          <table:table-cell office:value-type="string" calcext:value-type="string">
            <text:p>Network structu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_out</text:p>
          </table:table-cell>
          <table:table-cell office:value-type="string" calcext:value-type="string">
            <text:p>RNN structure</text:p>
          </table:table-cell>
          <table:table-cell office:value-type="string" calcext:value-type="string">
            <text:p>Opt</text:p>
          </table:table-cell>
          <table:table-cell office:value-type="string" calcext:value-type="string">
            <text:p>epochs</text:p>
          </table:table-cell>
          <table:table-cell office:value-type="string" calcext:value-type="string">
            <text:p>Bsize</text:p>
          </table:table-cell>
          <table:table-cell office:value-type="string" calcext:value-type="string">
            <text:p>Training n</text:p>
          </table:table-cell>
          <table:table-cell office:value-type="string" calcext:value-type="string">
            <text:p>Training 2000 n</text:p>
          </table:table-cell>
          <table:table-cell office:value-type="string" calcext:value-type="string">
            <text:p>Train error</text:p>
          </table:table-cell>
          <table:table-cell office:value-type="string" calcext:value-type="string">
            <text:p>Test error</text:p>
          </table:table-cell>
          <table:table-cell table:style-name="Default" office:value-type="string" calcext:value-type="string">
            <text:p>Stand still</text:p>
          </table:table-cell>
          <table:table-cell office:value-type="string" calcext:value-type="string">
            <text:p>Sampling on test</text:p>
          </table:table-cell>
          <table:table-cell office:value-type="string" calcext:value-type="string">
            <text:p>Comment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Feet learning</text:p>
          </table:table-cell>
          <table:table-cell office:value-type="string" calcext:value-type="string">
            <text:p>Feet min</text:p>
          </table:table-cell>
          <table:table-cell office:value-type="string" calcext:value-type="string">
            <text:p>Feet max</text:p>
          </table:table-cell>
        </table:table-row>
        <table:table-row table:style-name="ro1">
          <table:table-cell office:value-type="string" calcext:value-type="string">
            <text:p>Classifie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0, 10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dadelta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.07" calcext:value-type="float">
            <text:p>1.07</text:p>
          </table:table-cell>
          <table:table-cell office:value-type="float" office:value="7.97" calcext:value-type="float">
            <text:p>7.97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 is able to move its left foot. Falls Done immediately. Just few epochs of training??</text:p>
          </table:table-cell>
          <table:table-cell office:value-type="string" calcext:value-type="string">
            <text:p>classifier_n_13_n_impulse_2000_5_mlp_hidden_[10]_mlp_activation_[sigmoid]_lbn_n_hidden_[150,100]_det_activations_[linear,linear,linear]_stoch_activations_[sigmoid,sigmoid]_m_10_noise_type_multiplicative_bsize_10_method_AdaDelt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dadelta</text:p>
          </table:table-cell>
          <table:table-cell office:value-type="float" office:value="1630" calcext:value-type="float">
            <text:p>163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0.8957" calcext:value-type="float">
            <text:p>0.8957</text:p>
          </table:table-cell>
          <table:table-cell office:value-type="float" office:value="7.85" calcext:value-type="float">
            <text:p>7.85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t is not able to stand still for a few seconds. Moves a LITTLE its feet.</text:p>
          </table:table-cell>
          <table:table-cell office:value-type="string" calcext:value-type="string">
            <text:p>classifier_n_13_n_impulse_2000_5_mlp_hidden_[10]_mlp_activation_[sigmoid]_lbn_n_hidden_[150]_det_activations_[linear,linear]_stoch_activations_[sigmoid,sigmoid]_m_10_noise_type_multiplicative_bsize_100_method_AdaDelta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Adam</text:p>
          </table:table-cell>
          <table:table-cell office:value-type="float" office:value="280" calcext:value-type="float">
            <text:p>28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92.28" calcext:value-type="float">
            <text:p>292.28</text:p>
          </table:table-cell>
          <table:table-cell office:value-type="float" office:value="1166" calcext:value-type="float">
            <text:p>116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It is able to stand still and moves a little bit its feet. Its arms are moved weirdly.</text:p>
          </table:table-cell>
          <table:table-cell office:value-type="string" calcext:value-type="string">
            <text:p>mlp_classifier_n_13_n_impulse_2000_5_mlp_n_hidden_[150]_mlp_activation_[sigmoid]_bsize_100_method_Adam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LP</text:p>
          </table:table-cell>
          <table:table-cell office:value-type="string" calcext:value-type="string">
            <text:p>None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ne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</text:p>
          </table:table-cell>
          <table:table-cell office:value-type="float" office:value="290" calcext:value-type="float">
            <text:p>29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292.27" calcext:value-type="float">
            <text:p>292.27</text:p>
          </table:table-cell>
          <table:table-cell office:value-type="float" office:value="1166" calcext:value-type="float">
            <text:p>116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imilar as above</text:p>
          </table:table-cell>
          <table:table-cell office:value-type="string" calcext:value-type="string">
            <text:p>mlp_classifier_n_13_n_impulse_2000_5_mlp_n_hidden_[150]_mlp_activation_[sigmoid]_bsize_100_method_SGD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741276245826" calcext:value-type="float">
            <text:p>0.7412762458</text:p>
          </table:table-cell>
          <table:table-cell office:value-type="float" office:value="7.68" calcext:value-type="float">
            <text:p>7.68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nds still</text:p>
          </table:table-cell>
          <table:table-cell office:value-type="string" calcext:value-type="string">
            <text:p>classifier_n_13_n_impulse_2000_0_mlp_hidden_[10]_mlp_activation_[sigmoid]_lbn_n_hidden_[150]_det_activations_[linear,linear]_stoch_activations_[sigmoid,sigmoid]_m_10_noise_type_multiplicative_bsize_100_method_SGD_bn_False</text:p>
          </table:table-cell>
          <table:table-cell office:value-type="boolean" office:boolean-value="false" calcext:value-type="boolean">
            <text:p>FALSE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Classifier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GD</text:p>
          </table:table-cell>
          <table:table-cell office:value-type="float" office:value="4790" calcext:value-type="float">
            <text:p>4790</text:p>
          </table:table-cell>
          <table:table-cell office:value-type="float" office:value="100" calcext:value-type="float">
            <text:p>10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.7927645102" calcext:value-type="float">
            <text:p>1.7927645102</text:p>
          </table:table-cell>
          <table:table-cell office:value-type="float" office:value="8.79244704316" calcext:value-type="float">
            <text:p>8.7924470432</text:p>
          </table:table-cell>
          <table:table-cell office:value-type="boolean" office:boolean-value="false" calcext:value-type="boolean">
            <text:p>FAL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y unstable. It soon falls down. Moves its arms weirdly with very high torques.</text:p>
          </table:table-cell>
          <table:table-cell office:value-type="string" calcext:value-type="string">
            <text:p>classifier_n_13_n_impulse_2000_5_mlp_hidden_[10]_mlp_activation_[sigmoid]_lbn_n_hidden_[150]_det_activations_[linear,linear]_stoch_activations_[sigmoid,sigmoid]_m_10_noise_type_multiplicative_bsize_100_method_SGD_bn_False_feet_min_100</text:p>
          </table:table-cell>
          <table:table-cell office:value-type="boolean" office:boolean-value="true" calcext:value-type="boolean">
            <text:p>TRU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1">00/00/0000</text:date>, <text:time style:data-style-name="N2" text:time-value="11:11:26.2483188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blo Baldonedo</meta:initial-creator>
    <meta:creation-date>2016-06-28T10:43:52.852601695</meta:creation-date>
    <dc:date>2016-07-11T11:44:55.418130269</dc:date>
    <dc:creator>Pablo Baldonedo</dc:creator>
    <meta:editing-duration>PT12M32S</meta:editing-duration>
    <meta:editing-cycles>6</meta:editing-cycles>
    <meta:generator>LibreOffice/4.2.8.2$Linux_X86_64 LibreOffice_project/420m0$Build-2</meta:generator>
    <meta:document-statistic meta:table-count="1" meta:cell-count="140" meta:object-count="0"/>
  </office:meta>
</office:document-meta>
</file>